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48e"/>
    </style:style>
    <style:style style:name="P2" style:family="paragraph" style:parent-style-name="Standard">
      <style:text-properties fo:font-size="14pt" fo:font-style="normal" style:text-underline-style="none" officeooo:rsid="0012613c" officeooo:paragraph-rsid="000cc48e" style:font-size-asian="12.25pt" style:font-style-asian="normal" style:font-size-complex="14pt" style:font-style-complex="normal"/>
    </style:style>
    <style:style style:name="P3" style:family="paragraph" style:parent-style-name="Standard">
      <style:text-properties fo:font-size="14pt" fo:font-style="normal" style:text-underline-style="none" officeooo:rsid="0012613c" officeooo:paragraph-rsid="0016b654" style:font-size-asian="12.25pt" style:font-style-asian="normal" style:font-size-complex="14pt" style:font-style-complex="normal"/>
    </style:style>
    <style:style style:name="P4" style:family="paragraph" style:parent-style-name="Standard">
      <style:text-properties fo:font-size="14pt" fo:font-style="normal" style:text-underline-style="none" officeooo:rsid="0016b654" officeooo:paragraph-rsid="0016c89c" style:font-size-asian="12.25pt" style:font-style-asian="normal" style:font-size-complex="14pt" style:font-style-complex="normal"/>
    </style:style>
    <style:style style:name="P5" style:family="paragraph" style:parent-style-name="Standard">
      <style:text-properties fo:font-size="14pt" fo:font-style="normal" style:text-underline-style="none" officeooo:rsid="0016c89c" officeooo:paragraph-rsid="0016c89c" style:font-size-asian="12.25pt" style:font-style-asian="normal" style:font-size-complex="14pt" style:font-style-complex="normal"/>
    </style:style>
    <style:style style:name="P6" style:family="paragraph" style:parent-style-name="Standard">
      <style:text-properties fo:font-size="14pt" fo:font-style="normal" style:text-underline-style="none" officeooo:rsid="0012613c" officeooo:paragraph-rsid="0015701d" style:font-size-asian="12.25pt" style:font-style-asian="normal" style:font-size-complex="14pt" style:font-style-complex="normal"/>
    </style:style>
    <style:style style:name="T1" style:family="text">
      <style:text-properties fo:font-size="14pt" officeooo:rsid="000cc48e" style:font-size-asian="12.25pt" style:font-size-complex="14pt"/>
    </style:style>
    <style:style style:name="T2" style:family="text">
      <style:text-properties fo:font-size="14pt" fo:font-style="italic" style:text-underline-style="solid" style:text-underline-width="auto" style:text-underline-color="font-color" officeooo:rsid="000cc48e" style:font-size-asian="12.25pt" style:font-style-asian="italic" style:font-size-complex="14pt" style:font-style-complex="italic"/>
    </style:style>
    <style:style style:name="T3" style:family="text">
      <style:text-properties fo:font-size="14pt" fo:font-style="normal" style:text-underline-style="none" officeooo:rsid="000cc48e" style:font-size-asian="12.25pt" style:font-style-asian="normal" style:font-size-complex="14pt" style:font-style-complex="normal"/>
    </style:style>
    <style:style style:name="T4" style:family="text">
      <style:text-properties fo:font-size="14pt" fo:font-style="normal" style:text-underline-style="none" officeooo:rsid="000e23bc" style:font-size-asian="12.25pt" style:font-style-asian="normal" style:font-size-complex="14pt" style:font-style-complex="normal"/>
    </style:style>
    <style:style style:name="T5" style:family="text">
      <style:text-properties fo:font-size="14pt" fo:font-style="normal" style:text-underline-style="none" officeooo:rsid="000eddfa" style:font-size-asian="12.25pt" style:font-style-asian="normal" style:font-size-complex="14pt" style:font-style-complex="normal"/>
    </style:style>
    <style:style style:name="T6" style:family="text">
      <style:text-properties fo:font-size="14pt" fo:font-style="normal" style:text-underline-style="none" officeooo:rsid="001012e5" style:font-size-asian="12.25pt" style:font-style-asian="normal" style:font-size-complex="14pt" style:font-style-complex="normal"/>
    </style:style>
    <style:style style:name="T7" style:family="text">
      <style:text-properties fo:font-size="14pt" fo:font-style="normal" style:text-underline-style="none" officeooo:rsid="0011b48c" style:font-size-asian="12.25pt" style:font-style-asian="normal" style:font-size-complex="14pt" style:font-style-complex="normal"/>
    </style:style>
    <style:style style:name="T8" style:family="text">
      <style:text-properties fo:font-size="14pt" fo:font-style="normal" style:text-underline-style="none" officeooo:rsid="0011e29d" style:font-size-asian="12.25pt" style:font-style-asian="normal" style:font-size-complex="14pt" style:font-style-complex="normal"/>
    </style:style>
    <style:style style:name="T9" style:family="text">
      <style:text-properties fo:font-size="14pt" fo:font-style="normal" style:text-underline-style="none" officeooo:rsid="0012613c" style:font-size-asian="12.25pt" style:font-style-asian="normal" style:font-size-complex="14pt" style:font-style-complex="normal"/>
    </style:style>
    <style:style style:name="T10" style:family="text">
      <style:text-properties fo:font-size="14pt" fo:font-style="normal" style:text-underline-style="none" officeooo:rsid="0013329f" style:font-size-asian="12.25pt" style:font-style-asian="normal" style:font-size-complex="14pt" style:font-style-complex="normal"/>
    </style:style>
    <style:style style:name="T11" style:family="text">
      <style:text-properties officeooo:rsid="0013329f"/>
    </style:style>
    <style:style style:name="T12" style:family="text">
      <style:text-properties officeooo:rsid="0015701d"/>
    </style:style>
    <style:style style:name="T13" style:family="text">
      <style:text-properties officeooo:rsid="0016b654"/>
    </style:style>
    <style:style style:name="T14" style:family="text">
      <style:text-properties officeooo:rsid="0016c89c"/>
    </style:style>
    <style:style style:name="T15" style:family="text">
      <style:text-properties officeooo:rsid="001476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ns </text:span><text:span text:style-name="T2">Correspondances</text:span><text:span text:style-name="T3"> de Charles Baudelaire, le poète écrit que l’homme dans la nature « passe à travers des forêts de symboles ».Victor Hugo <text:s/></text:span><text:span text:style-name="T4">montre ici que ces symboles</text:span><text:span text:style-name="T5"> ne seraient qu’une apparence trompeuse</text:span><text:span text:style-name="T3"> lorsqu’il écrit que «La nature est suspecte dans tous les sens (…). Ce qu’elle fait n’est pas ce qu’elle semble faire ; ce qu’elle veut n’est pas ce qu’elle semble vouloir. Elle met sur l’invisible le masque du visible, </text:span><text:span text:style-name="T4">de telle sorte que ce que nous ne voyons pas nous manque, et ce que nous voyons nous trompe(…). La nature est toute en doubles-fonds ». Il commence cette citation par une accusation, la nature ne semble pas « suspecte », elle l’est. </text:span><text:span text:style-name="T5">Ce ton accusatif place le lecteur dans une position de méfiance vis à vis de la nature. Par la suite la nature est personnifiée, l’auteur lui prête une volonté, le lecteur peut dès lors la juger coupable du crime moral de la tromperie, l’accusation de Victor Hugo étant soutenue par la structure en parallèle de la phrase. </text:span><text:span text:style-name="T6">Cette personnification est renforcée par le début de la phrase suivante ou il lui prête une action délibérée, « Elle met sur l’invisible le masque du visible ». Le masque est alors un symbole de tromperie, de camouflage. Ainsi la nature renvoie volontairement une image incomplète et fausse à l’homme. La citation se conclut sur la métaphore des « doubles-fonds » représentant la dualité entre une réalité objective et l’image que l’on en perçoit. </text:span><text:span text:style-name="T7">Cependant Victor Hugo semble ici présenter le caractère trompeur de la nature en tant que constante universelle ; or l’homme a pu développer une technique viable fondée sur ses observations de la nature, et nous pouvons nous demander si cela aurait été possible dans une nature aussi traîtresse que celle décrite par l’auteur. De p</text:span><text:span text:style-name="T8">lus nous pouvons nous demander si nous pouvons réellement considérer la nature comme une entité personnifiée dotée d’une volonté. Nous pouvons en effet également considérer la nature comme un ensemble de forces agissant arbitrairement selon certaines lois. Nous ne serions alors plus trompés par une volonté malveillante mais par nos propres erreurs, ce qui inverserait le rapport d’accusation. </text:span><text:span text:style-name="T9">Nous pouvons donc finalement nous demander si l’homme se fait abuser par la nature ou s’il échoue à en comprendre les règles </text:span><text:span text:style-name="T10">par sa propre faute</text:span><text:span text:style-name="T9">, et dans quelle mesure.</text:span></text:p>
      <text:p text:style-name="P2"/>
      <text:p text:style-name="P2">- <text:span text:style-name="T11">La nature est hostile à l’homme, ce qui pose des difficultés à sa compréhension</text:span></text:p>
      <text:p text:style-name="P2"><text:tab/>- <text:span text:style-name="T12">Nature hostile</text:span></text:p>
      <text:p text:style-name="P2"><text:tab/><text:tab/>- <text:span text:style-name="T13">V : poulpes</text:span></text:p>
      <text:p text:style-name="P2"><text:tab/><text:tab/>- <text:span text:style-name="T13">H : mort des chatons</text:span></text:p>
      <text:p text:style-name="P2"><text:tab/><text:tab/>- <text:span text:style-name="T13">C : chemin le moins attendu pour arriver à ses fins, originalité du fait <text:tab/><text:tab/>vital</text:span></text:p>
      <text:p text:style-name="P2"><text:tab/>- <text:span text:style-name="T12">homme qui s’efforce de survivre</text:span></text:p>
      <text:p text:style-name="P3"><text:tab/><text:tab/>- <text:span text:style-name="T13">H : rationnement des pommes de terre : subit la faim pour survivre</text:span></text:p>
      <text:p text:style-name="P4"><text:tab/><text:tab/>- V : <text:span text:style-name="T14">faute d’air, « le travail fut commencé et conduit avec une <text:tab/><text:tab/><text:tab/><text:tab/>infatigable opiniâtreté »</text:span></text:p>
      <text:p text:style-name="P5"><text:s/><text:tab/><text:tab/>- C : connaissance : augmentation de la sécurité par la réduction des <text:tab/><text:tab/><text:tab/>obstacles</text:p>
      <text:p text:style-name="P2"><text:tab/>- <text:span text:style-name="T13">⇒ l’homme a dans un premier temps une compréhension strictement pratique <text:tab/>et survivaliste de la nature</text:span></text:p>
      <text:p text:style-name="P2"><text:tab/><text:tab/>- <text:span text:style-name="T13">H : « je décidai qu’il s’agissait d’un type d’arme nouveau »</text:span></text:p>
      <text:p text:style-name="P2"><text:soft-page-break/><text:tab/><text:tab/>- <text:span text:style-name="T13">C :<text:tab/></text:span></text:p>
      <text:p text:style-name="P2"><text:tab/><text:tab/>- <text:span text:style-name="T13">V : </text:span></text:p>
      <text:p text:style-name="P2"/>
      <text:p text:style-name="P2">- <text:span text:style-name="T11">Cependant l’attitude de l’homme envers la nature est également un obstacle</text:span></text:p>
      <text:p text:style-name="P6"><text:tab/>- <text:span text:style-name="T12">perception de la nature influencée par la pensée… </text:span></text:p>
      <text:p text:style-name="P2"><text:tab/>- … <text:span text:style-name="T12">qui mène à une attitude anthropomorphique</text:span></text:p>
      <text:p text:style-name="P2"/>
      <text:p text:style-name="P2"><text:tab/>- <text:span text:style-name="T12">Attitude de domination : l’homme cherche à contrôler la nature plus qu’à en <text:tab/>comprendre les règles</text:span></text:p>
      <text:p text:style-name="P2"/>
      <text:p text:style-name="P2">- <text:span text:style-name="T11">or l’homme </text:span><text:span text:style-name="T15">fait partie de la nature, il ne peut donc pas en avoir une connaissance exacte, il est donc contraint de faire face à des échecs même s’il est capable d’en comprendre une partie</text:span></text:p>
      <text:p text:style-name="P2"/>
      <text:p text:style-name="P2"><text:tab/><text:span text:style-name="T15">Que ce soit par l’hostilité de la nature ou par sa propre faute, l’homme est condamné à commettre des erreurs dans sa conception de la nature car il en fait partie, il n’est pas situé au-dessus d’elle. </text:span><text:span text:style-name="T12">Cette idée n’est d’ailleurs pas sans rappeler deux des trois blessures narcissiques que la science a infligé à l’homme : la blessure copernicienne liée au fait que la Terre n’est pas le centre de l’univers et la blessure Darwinienne nous montrant que nous sommes des animaux comme les autr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18:16:52.795120000</meta:creation-date>
    <dc:date>2026-03-08T21:40:56.891263700</dc:date>
    <meta:editing-duration>PT48S</meta:editing-duration>
    <meta:editing-cycles>1</meta:editing-cycles>
    <meta:document-statistic meta:table-count="0" meta:image-count="0" meta:object-count="0" meta:page-count="2" meta:paragraph-count="20" meta:word-count="687" meta:character-count="3979" meta:non-whitespace-character-count="3271"/>
    <meta:generator>LibreOffice/25.8.3.2$Windows_X86_64 LibreOffice_project/8ca8d55c161d602844f5428fa4b58097424e324e</meta:generator>
  </office:meta>
</office:document-meta>
</file>